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c9af5" officeooo:paragraph-rsid="000c9af5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c9af5" officeooo:paragraph-rsid="000c9af5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language="el" fo:country="GR" style:text-underline-style="solid" style:text-underline-width="auto" style:text-underline-color="font-color" officeooo:rsid="000c9af5" officeooo:paragraph-rsid="000c9af5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language="el" fo:country="GR" style:text-underline-style="solid" style:text-underline-width="auto" style:text-underline-color="font-color" fo:font-weight="bold" officeooo:rsid="000c9af5" officeooo:paragraph-rsid="000c9af5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c9af5" officeooo:paragraph-rsid="000c9af5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9ff11" officeooo:paragraph-rsid="000c9af5" fo:background-color="#ffffa6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language="el" fo:country="GR" style:text-underline-style="solid" style:text-underline-width="auto" style:text-underline-color="font-color" officeooo:rsid="000c9af5" officeooo:paragraph-rsid="000c9af5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language="el" fo:country="GR" style:text-underline-style="solid" style:text-underline-width="auto" style:text-underline-color="font-color" officeooo:rsid="000c9af5" officeooo:paragraph-rsid="0023f422" style:font-size-asian="12.25pt" style:font-size-complex="14pt"/>
    </style:style>
    <style:style style:name="P9" style:family="paragraph" style:parent-style-name="Standard">
      <style:paragraph-properties fo:text-align="end" style:justify-single-word="false"/>
      <style:text-properties fo:language="el" fo:country="GR" officeooo:rsid="000c9af5" officeooo:paragraph-rsid="000c9af5"/>
    </style:style>
    <style:style style:name="P10" style:family="paragraph" style:parent-style-name="Standard">
      <style:paragraph-properties fo:text-align="start" style:justify-single-word="false"/>
      <style:text-properties fo:font-size="12pt" fo:language="el" fo:country="GR" style:text-underline-style="none" officeooo:rsid="000c9af5" officeooo:paragraph-rsid="000c9af5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fo:language="el" fo:country="GR" style:text-underline-style="none" officeooo:rsid="000c9af5" officeooo:paragraph-rsid="000c9af5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0c9af5" officeooo:paragraph-rsid="000c9af5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1ec1bf" officeooo:paragraph-rsid="001f4338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officeooo:paragraph-rsid="000c9af5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officeooo:rsid="000c9af5" officeooo:paragraph-rsid="000c9af5" style:font-size-asian="10.5pt" style:font-size-complex="12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language="el" fo:country="GR" style:text-underline-style="none" officeooo:rsid="000c9af5" officeooo:paragraph-rsid="000c9af5" style:font-size-asian="10.5pt" style:font-size-complex="12pt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language="el" fo:country="GR" style:text-underline-style="none" officeooo:rsid="000c9af5" officeooo:paragraph-rsid="0015c2b5" style:font-size-asian="10.5pt" style:font-size-complex="12pt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language="el" fo:country="GR" style:text-underline-style="none" officeooo:rsid="0011e560" officeooo:paragraph-rsid="0015c2b5" style:font-size-asian="10.5pt" style:font-size-complex="12pt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language="el" fo:country="GR" style:text-underline-style="none" officeooo:rsid="00101cb1" officeooo:paragraph-rsid="001d7424" style:font-size-asian="10.5pt" style:font-size-complex="12pt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language="el" fo:country="GR" style:text-underline-style="none" officeooo:rsid="0015c2b5" officeooo:paragraph-rsid="0015c2b5" style:font-size-asian="10.5pt" style:font-size-complex="12pt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fo:language="el" fo:country="GR" style:text-underline-style="none" officeooo:rsid="001ec1bf" officeooo:paragraph-rsid="001f4338" style:font-size-asian="10.5pt" style:font-size-complex="12pt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fo:language="el" fo:country="GR" style:text-underline-style="solid" style:text-underline-width="auto" style:text-underline-color="font-color" officeooo:rsid="00205c9a" officeooo:paragraph-rsid="00249d36" fo:background-color="transparent" style:font-size-asian="10.5pt" style:font-size-complex="12pt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fo:language="el" fo:country="GR" style:text-underline-style="solid" style:text-underline-width="auto" style:text-underline-color="font-color" officeooo:rsid="00205c9a" officeooo:paragraph-rsid="00205c9a" style:font-size-asian="10.5pt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style:text-underline-style="none" officeooo:rsid="000c9af5" officeooo:paragraph-rsid="000c9af5" style:font-size-asian="10.5pt" style:font-size-complex="12pt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style:text-underline-style="none" officeooo:rsid="000c9af5" officeooo:paragraph-rsid="0015c2b5" style:font-size-asian="10.5pt" style:font-size-complex="12pt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2pt" style:text-underline-style="none" officeooo:rsid="001ec1bf" officeooo:paragraph-rsid="00249d36" style:font-size-asian="10.5pt" style:font-size-complex="12pt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2pt" style:text-underline-style="none" officeooo:rsid="001ec1bf" officeooo:paragraph-rsid="001f4338" style:font-size-asian="10.5pt" style:font-size-complex="12pt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2pt" style:text-underline-style="none" officeooo:rsid="001ec1bf" officeooo:paragraph-rsid="001f4338" fo:background-color="#ffff00" style:font-size-asian="10.5pt" style:font-size-complex="12pt"/>
    </style:style>
    <style:style style:name="P29" style:family="paragraph" style:parent-style-name="Standard" style:list-style-name="L2">
      <style:paragraph-properties fo:text-align="start" style:justify-single-word="false"/>
      <style:text-properties officeooo:paragraph-rsid="0015c2b5"/>
    </style:style>
    <style:style style:name="P30" style:family="paragraph" style:parent-style-name="Standard" style:list-style-name="L2">
      <style:paragraph-properties fo:text-align="start" style:justify-single-word="false"/>
      <style:text-properties officeooo:paragraph-rsid="001d7424"/>
    </style:style>
    <style:style style:name="P31" style:family="paragraph" style:parent-style-name="Standard" style:list-style-name="L3">
      <style:paragraph-properties fo:text-align="start" style:justify-single-word="false"/>
      <style:text-properties officeooo:paragraph-rsid="001f4338"/>
    </style:style>
    <style:style style:name="P32" style:family="paragraph" style:parent-style-name="Standard" style:list-style-name="L3">
      <style:paragraph-properties fo:text-align="start" style:justify-single-word="false"/>
      <style:text-properties officeooo:paragraph-rsid="00249d36"/>
    </style:style>
    <style:style style:name="P33" style:family="paragraph" style:parent-style-name="Standard">
      <style:paragraph-properties fo:text-align="start" style:justify-single-word="false"/>
      <style:text-properties officeooo:paragraph-rsid="001d7424"/>
    </style:style>
    <style:style style:name="P34" style:family="paragraph" style:parent-style-name="Standard" style:list-style-name="L2">
      <style:paragraph-properties fo:text-align="start" style:justify-single-word="false"/>
      <style:text-properties officeooo:rsid="0015c2b5" officeooo:paragraph-rsid="001d7424"/>
    </style:style>
    <style:style style:name="P35" style:family="paragraph" style:parent-style-name="Standard" style:list-style-name="L3">
      <style:paragraph-properties fo:text-align="start" style:justify-single-word="false"/>
      <style:text-properties fo:language="el" fo:country="GR" style:text-underline-style="solid" style:text-underline-width="auto" style:text-underline-color="font-color" officeooo:rsid="001ec1bf" officeooo:paragraph-rsid="00249d36"/>
    </style:style>
    <style:style style:name="P36" style:family="paragraph" style:parent-style-name="Standard" style:list-style-name="L3">
      <style:paragraph-properties fo:text-align="start" style:justify-single-word="false"/>
      <style:text-properties fo:language="el" fo:country="GR" style:text-underline-style="solid" style:text-underline-width="auto" style:text-underline-color="font-color" officeooo:rsid="001ec1bf" officeooo:paragraph-rsid="001f4338"/>
    </style:style>
    <style:style style:name="P37" style:family="paragraph" style:parent-style-name="Standard" style:list-style-name="L3">
      <style:paragraph-properties fo:text-align="start" style:justify-single-word="false"/>
      <style:text-properties fo:language="el" fo:country="GR" officeooo:paragraph-rsid="001f4338"/>
    </style:style>
    <style:style style:name="P38" style:family="paragraph" style:parent-style-name="Standard" style:list-style-name="L3">
      <style:paragraph-properties fo:text-align="start" style:justify-single-word="false"/>
      <style:text-properties fo:font-size="14pt" fo:language="el" fo:country="GR" style:text-underline-style="solid" style:text-underline-width="auto" style:text-underline-color="font-color" officeooo:rsid="001ec1bf" officeooo:paragraph-rsid="001f4338" style:font-size-asian="12.25pt" style:font-size-complex="14pt"/>
    </style:style>
    <style:style style:name="P39" style:family="paragraph" style:parent-style-name="Standard">
      <style:paragraph-properties fo:text-align="start" style:justify-single-word="false"/>
      <style:text-properties officeooo:rsid="002fd2a7" officeooo:paragraph-rsid="002fd2a7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c1bf"/>
    </style:style>
    <style:style style:name="T3" style:family="text">
      <style:text-properties style:text-underline-style="none" officeooo:rsid="00249d36"/>
    </style:style>
    <style:style style:name="T4" style:family="text">
      <style:text-properties fo:font-size="12pt" fo:language="el" fo:country="GR" style:text-underline-style="none" style:font-size-asian="10.5pt" style:font-size-complex="12pt"/>
    </style:style>
    <style:style style:name="T5" style:family="text">
      <style:text-properties fo:font-size="12pt" fo:language="el" fo:country="GR" style:text-underline-style="none" officeooo:rsid="00101cb1" style:font-size-asian="10.5pt" style:font-size-complex="12pt"/>
    </style:style>
    <style:style style:name="T6" style:family="text">
      <style:text-properties fo:font-size="12pt" fo:language="el" fo:country="GR" style:text-underline-style="none" officeooo:rsid="0011e560" style:font-size-asian="10.5pt" style:font-size-complex="12pt"/>
    </style:style>
    <style:style style:name="T7" style:family="text">
      <style:text-properties fo:font-size="12pt" fo:language="el" fo:country="GR" style:text-underline-style="none" officeooo:rsid="0015c2b5" style:font-size-asian="10.5pt" style:font-size-complex="12pt"/>
    </style:style>
    <style:style style:name="T8" style:family="text">
      <style:text-properties fo:font-size="12pt" fo:language="el" fo:country="GR" style:text-underline-style="none" officeooo:rsid="0018943d" style:font-size-asian="10.5pt" style:font-size-complex="12pt"/>
    </style:style>
    <style:style style:name="T9" style:family="text">
      <style:text-properties fo:font-size="12pt" fo:language="el" fo:country="GR" style:text-underline-style="none" officeooo:rsid="001a0ea4" style:font-size-asian="10.5pt" style:font-size-complex="12pt"/>
    </style:style>
    <style:style style:name="T10" style:family="text">
      <style:text-properties fo:font-size="12pt" fo:language="el" fo:country="GR" style:text-underline-style="none" officeooo:rsid="001c341f" style:font-size-asian="10.5pt" style:font-size-complex="12pt"/>
    </style:style>
    <style:style style:name="T11" style:family="text">
      <style:text-properties fo:font-size="12pt" fo:language="el" fo:country="GR" style:text-underline-style="none" officeooo:rsid="0014553c" style:font-size-asian="10.5pt" style:font-size-complex="12pt"/>
    </style:style>
    <style:style style:name="T12" style:family="text">
      <style:text-properties fo:font-size="12pt" fo:language="el" fo:country="GR" style:text-underline-style="none" officeooo:rsid="0015d9e1" style:font-size-asian="10.5pt" style:font-size-complex="12pt"/>
    </style:style>
    <style:style style:name="T13" style:family="text">
      <style:text-properties fo:font-size="12pt" fo:language="el" fo:country="GR" style:text-underline-style="none" officeooo:rsid="0016e125" style:font-size-asian="10.5pt" style:font-size-complex="12pt"/>
    </style:style>
    <style:style style:name="T14" style:family="text">
      <style:text-properties fo:font-size="12pt" fo:language="el" fo:country="GR" style:text-underline-style="none" officeooo:rsid="001d7424" style:font-size-asian="10.5pt" style:font-size-complex="12pt"/>
    </style:style>
    <style:style style:name="T15" style:family="text">
      <style:text-properties fo:font-size="12pt" fo:language="el" fo:country="GR" style:text-underline-style="none" officeooo:rsid="0023290b" style:font-size-asian="10.5pt" style:font-size-complex="12pt"/>
    </style:style>
    <style:style style:name="T16" style:family="text">
      <style:text-properties fo:font-size="12pt" fo:language="el" fo:country="GR" style:text-underline-style="none" officeooo:rsid="000c9af5" style:font-size-asian="10.5pt" style:font-size-complex="12pt"/>
    </style:style>
    <style:style style:name="T17" style:family="text">
      <style:text-properties fo:font-size="12pt" fo:language="el" fo:country="GR" style:text-underline-style="none" officeooo:rsid="00216e92" style:font-size-asian="10.5pt" style:font-size-complex="12pt"/>
    </style:style>
    <style:style style:name="T18" style:family="text">
      <style:text-properties fo:font-size="12pt" fo:language="el" fo:country="GR" style:text-underline-style="none" officeooo:rsid="00236396" style:font-size-asian="10.5pt" style:font-size-complex="12pt"/>
    </style:style>
    <style:style style:name="T19" style:family="text">
      <style:text-properties fo:font-size="12pt" fo:language="el" fo:country="GR" style:text-underline-style="none" officeooo:rsid="001ec1bf" style:font-size-asian="10.5pt" style:font-size-complex="12pt"/>
    </style:style>
    <style:style style:name="T20" style:family="text">
      <style:text-properties fo:font-size="12pt" fo:language="el" fo:country="GR" style:text-underline-style="none" officeooo:rsid="00249d36" style:font-size-asian="10.5pt" style:font-size-complex="12pt"/>
    </style:style>
    <style:style style:name="T21" style:family="text">
      <style:text-properties fo:font-size="12pt" fo:language="el" fo:country="GR" style:text-underline-style="none" officeooo:rsid="001fe2ef" style:font-size-asian="10.5pt" style:font-size-complex="12pt"/>
    </style:style>
    <style:style style:name="T22" style:family="text">
      <style:text-properties fo:font-size="12pt" fo:language="el" fo:country="GR" style:text-underline-style="none" officeooo:rsid="002ba677" style:font-size-asian="10.5pt" style:font-size-complex="12pt"/>
    </style:style>
    <style:style style:name="T23" style:family="text">
      <style:text-properties fo:font-size="12pt" fo:language="el" fo:country="GR" style:text-underline-style="none" officeooo:rsid="002dbb51" style:font-size-asian="10.5pt" style:font-size-complex="12pt"/>
    </style:style>
    <style:style style:name="T24" style:family="text">
      <style:text-properties fo:font-size="12pt" fo:language="el" fo:country="GR" style:text-underline-style="none" officeooo:rsid="0023f422" style:font-size-asian="10.5pt" style:font-size-complex="12pt"/>
    </style:style>
    <style:style style:name="T25" style:family="text">
      <style:text-properties fo:font-size="12pt" fo:language="el" fo:country="GR" style:text-underline-style="none" officeooo:rsid="001f4338" style:font-size-asian="10.5pt" style:font-size-complex="12pt"/>
    </style:style>
    <style:style style:name="T26" style:family="text">
      <style:text-properties fo:font-size="12pt" fo:language="el" fo:country="GR" style:text-underline-style="none" officeooo:rsid="001ec1bf" fo:background-color="transparent" loext:char-shading-value="0" style:font-size-asian="10.5pt" style:font-size-complex="12pt"/>
    </style:style>
    <style:style style:name="T27" style:family="text">
      <style:text-properties fo:font-size="12pt" fo:language="el" fo:country="GR" style:text-underline-style="none" officeooo:rsid="002e4bb9" fo:background-color="transparent" loext:char-shading-value="0" style:font-size-asian="10.5pt" style:font-size-complex="12pt"/>
    </style:style>
    <style:style style:name="T28" style:family="text">
      <style:text-properties fo:font-size="12pt" fo:language="el" fo:country="GR" style:text-underline-style="none" officeooo:rsid="002f3aff" fo:background-color="transparent" loext:char-shading-value="0" style:font-size-asian="10.5pt" style:font-size-complex="12pt"/>
    </style:style>
    <style:style style:name="T29" style:family="text">
      <style:text-properties fo:font-size="12pt" fo:language="el" fo:country="GR" style:text-underline-style="solid" style:text-underline-width="auto" style:text-underline-color="font-color" officeooo:rsid="00249d36" style:font-size-asian="10.5pt" style:font-size-complex="12pt"/>
    </style:style>
    <style:style style:name="T30" style:family="text">
      <style:text-properties fo:font-size="12pt" fo:language="el" fo:country="GR" style:text-underline-style="solid" style:text-underline-width="auto" style:text-underline-color="font-color" officeooo:rsid="001ec1bf" style:font-size-asian="10.5pt" style:font-size-complex="12pt"/>
    </style:style>
    <style:style style:name="T31" style:family="text">
      <style:text-properties fo:font-size="12pt" fo:language="el" fo:country="GR" style:text-underline-style="solid" style:text-underline-width="auto" style:text-underline-color="font-color" officeooo:rsid="001fe2ef" style:font-size-asian="10.5pt" style:font-size-complex="12pt"/>
    </style:style>
    <style:style style:name="T32" style:family="text">
      <style:text-properties fo:font-size="12pt" fo:language="el" fo:country="GR" style:text-underline-style="solid" style:text-underline-width="auto" style:text-underline-color="font-color" officeooo:rsid="000c9af5" style:font-size-asian="10.5pt" style:font-size-complex="12pt"/>
    </style:style>
    <style:style style:name="T33" style:family="text">
      <style:text-properties fo:font-size="12pt" fo:language="el" fo:country="GR" style:text-underline-style="solid" style:text-underline-width="auto" style:text-underline-color="font-color" officeooo:rsid="0023f422" style:font-size-asian="10.5pt" style:font-size-complex="12pt"/>
    </style:style>
    <style:style style:name="T34" style:family="text">
      <style:text-properties fo:font-size="12pt" fo:language="el" fo:country="GR" style:text-underline-style="solid" style:text-underline-width="auto" style:text-underline-color="font-color" officeooo:rsid="001f4338" style:font-size-asian="10.5pt" style:font-size-complex="12pt"/>
    </style:style>
    <style:style style:name="T35" style:family="text">
      <style:text-properties fo:font-size="12pt" style:text-underline-style="solid" style:text-underline-width="auto" style:text-underline-color="font-color" officeooo:rsid="000c9af5" style:font-size-asian="10.5pt" style:font-size-complex="12pt"/>
    </style:style>
    <style:style style:name="T36" style:family="text">
      <style:text-properties fo:font-size="12pt" style:text-underline-style="solid" style:text-underline-width="auto" style:text-underline-color="font-color" officeooo:rsid="00205c9a" style:font-size-asian="10.5pt" style:font-size-complex="12pt"/>
    </style:style>
    <style:style style:name="T37" style:family="text">
      <style:text-properties fo:font-size="12pt" style:text-underline-style="none" style:font-size-asian="10.5pt" style:font-size-complex="12pt"/>
    </style:style>
    <style:style style:name="T38" style:family="text">
      <style:text-properties fo:font-size="12pt" style:text-underline-style="none" officeooo:rsid="000c9af5" style:font-size-asian="10.5pt" style:font-size-complex="12pt"/>
    </style:style>
    <style:style style:name="T39" style:family="text">
      <style:text-properties fo:font-size="12pt" style:text-underline-style="none" officeooo:rsid="001ec1bf" style:font-size-asian="10.5pt" style:font-size-complex="12pt"/>
    </style:style>
    <style:style style:name="T40" style:family="text">
      <style:text-properties fo:font-size="12pt" style:text-underline-style="none" officeooo:rsid="001fe2ef" style:font-size-asian="10.5pt" style:font-size-complex="12pt"/>
    </style:style>
    <style:style style:name="T41" style:family="text">
      <style:text-properties fo:font-size="12pt" style:text-underline-style="none" officeooo:rsid="00205c9a" style:font-size-asian="10.5pt" style:font-size-complex="12pt"/>
    </style:style>
    <style:style style:name="T42" style:family="text">
      <style:text-properties fo:font-size="12pt" style:text-underline-style="none" officeooo:rsid="00249d36" style:font-size-asian="10.5pt" style:font-size-complex="12pt"/>
    </style:style>
    <style:style style:name="T43" style:family="text">
      <style:text-properties fo:font-size="12pt" style:font-size-asian="10.5pt" style:font-size-complex="12pt"/>
    </style:style>
    <style:style style:name="T44" style:family="text">
      <style:text-properties fo:font-size="12pt" officeooo:rsid="001fe2ef" style:font-size-asian="10.5pt" style:font-size-complex="12pt"/>
    </style:style>
    <style:style style:name="T45" style:family="text">
      <style:text-properties fo:font-size="12pt" officeooo:rsid="00249d36" style:font-size-asian="10.5pt" style:font-size-complex="12pt"/>
    </style:style>
    <style:style style:name="T46" style:family="text">
      <style:text-properties officeooo:rsid="000e58fd"/>
    </style:style>
    <style:style style:name="T47" style:family="text">
      <style:text-properties officeooo:rsid="0015c2b5"/>
    </style:style>
    <style:style style:name="T48" style:family="text">
      <style:text-properties officeooo:rsid="0023290b"/>
    </style:style>
    <style:style style:name="T49" style:family="text">
      <style:text-properties officeooo:rsid="00236396"/>
    </style:style>
    <style:style style:name="T50" style:family="text">
      <style:text-properties officeooo:rsid="0023f422"/>
    </style:style>
    <style:style style:name="T51" style:family="text">
      <style:text-properties officeooo:rsid="0027e0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ΚΑΝΕΛΛΑΚΗ ΜΑΡΙΑ-ΑΝΝΑ – 1115201400060</text:p>
      <text:p text:style-name="P9">ΝΙΚΟΛΑΟΣ ΛΙΤΣΑΣ – 1115201400331</text:p>
      <text:p text:style-name="P1"/>
      <text:p text:style-name="P1"/>
      <text:p text:style-name="P1"/>
      <text:p text:style-name="P3">ΥΛΟΠΟΙΗΣΗ ΣΥΣΤΗΜΑΤΩΝ ΒΑΣΕΩΝ ΔΕΔΟΜΕΝΩΝ</text:p>
      <text:p text:style-name="P3">ΕΡΓΑΣΙΑ <text:span text:style-name="T48">2</text:span>Η</text:p>
      <text:p text:style-name="P2"/>
      <text:p text:style-name="P11"/>
      <text:p text:style-name="P12"/>
      <text:p text:style-name="P14"><text:span text:style-name="T15">Το</text:span><text:span text:style-name="T16"> </text:span><text:span text:style-name="T15">πρόγραμμα</text:span><text:span text:style-name="T16"> μεταγλωττί</text:span><text:span text:style-name="T17">ζ</text:span><text:span text:style-name="T15">εται</text:span><text:span text:style-name="T16"> με την εντολή make και τρέχ</text:span><text:span text:style-name="T15">ει</text:span><text:span text:style-name="T16"> με τ</text:span><text:span text:style-name="T15">ην εντολή:</text:span></text:p>
      <text:p text:style-name="P10"><text:tab/>./<text:span text:style-name="T48">build/SHT &lt;input file&gt; (προαιρετικά, αλλιώς ζητείται αργότερα στο πρόγραμμα </text:span><text:span text:style-name="T51">σαν input από το χρήστη</text:span><text:span text:style-name="T48">).</text:span></text:p>
      <text:p text:style-name="P12"/>
      <text:p text:style-name="P12"/>
      <text:p text:style-name="P4"/>
      <text:p text:style-name="P7">Γενικά:</text:p>
      <text:p text:style-name="P7"/>
      <text:list xml:id="list961252768" text:style-name="L1">
        <text:list-item>
          <text:p text:style-name="P15">Χρησιμοποιήθηκαν τα structs της εκφώνησης.</text:p>
          <text:p text:style-name="P24"/>
        </text:list-item>
      </text:list>
      <text:list xml:id="list3191843407" text:style-name="L2">
        <text:list-item>
          <text:p text:style-name="P16">Σαν κλειδί των αρχείων χρησιμοποιήθηκε το όνομά τους.</text:p>
          <text:p text:style-name="P25"/>
        </text:list-item>
        <text:list-item>
          <text:p text:style-name="P17">Για τα αρχεία <text:span text:style-name="T49">HT </text:span>που ανοίγονται, χρησιμοποιείται μία λίστα (<text:span text:style-name="T47">Ht</text:span>List.h), που περιέχει δείκτες σε H<text:span text:style-name="T47">T</text:span>_info. <text:span text:style-name="T46">Εκεί εισάγονται όλα τα αρχεία που ανοίγονται από τη main. </text:span><text:span text:style-name="T49">Αντίστοιχη λίστα δημιουργήθηκε για τα αρχεία SHT (SHTList), όπου αποθηκεύει SHT_info.</text:span></text:p>
          <text:p text:style-name="P17"/>
        </text:list-item>
        <text:list-item>
          <text:p text:style-name="P29"><text:span text:style-name="T5">Το πρώτο block </text:span><text:span text:style-name="T6">κάθε αρχείου δεν περιέχει εγγραφές, αλλά πληροφορίες για το αρχείο (</text:span><text:span text:style-name="T7">ένα </text:span><text:span text:style-name="T6">αναγνωριστικό ‘</text:span><text:span text:style-name="T18">S</text:span><text:span text:style-name="T6">’ για τ</text:span><text:span text:style-name="T18">α αρχεία SHT</text:span><text:span text:style-name="T7"> </text:span><text:span text:style-name="T9">&lt;char&gt; - ‘</text:span><text:span text:style-name="T22">T’ για τα HT</text:span><text:span text:style-name="T7"> </text:span><text:span text:style-name="T10">και </text:span><text:span text:style-name="T8">τον </text:span><text:span text:style-name="T9">μέγιστο</text:span><text:span text:style-name="T8"> αριθμό των κάδων κατακερματισμού του αρχείου </text:span><text:span text:style-name="T9">&lt;int&gt; .</text:span><text:span text:style-name="T6">).</text:span></text:p>
          <text:p text:style-name="P18"/>
        </text:list-item>
        <text:list-item>
          <text:p text:style-name="P34"><text:span text:style-name="T6">Γ</text:span><text:span text:style-name="T4">ια κάθε αρχείο, ένα block αντιστοιχεί σε ένα hash value. Εάν ένα block γεμίσει, δημιουργείται ένα νέο block για το ίδιο value και συνδέονται μεταξύ τους.</text:span></text:p>
          <text:p text:style-name="P19"/>
        </text:list-item>
        <text:list-item>
          <text:p text:style-name="P30"><text:span text:style-name="T11">Κάθε block </text:span><text:span text:style-name="T23">ΗΤ </text:span><text:span text:style-name="T11">που περιέχει εγγραφές, αποθηκεύει στην αρχή του </text:span><text:span text:style-name="T7">το hash value που αντιστοιχεί στα στοιχεία του &lt;int&gt;, </text:span><text:span text:style-name="T11">τον αριθμό των εγγραφών που περιέχει </text:span><text:span text:style-name="T7">&lt;int&gt;, </text:span><text:span text:style-name="T23">τις εγγραφές του &lt;Record&gt;</text:span><text:span text:style-name="T11"> </text:span><text:span text:style-name="T7">και </text:span><text:span text:style-name="T12">στο τέλος τους</text:span><text:span text:style-name="T7"> </text:span><text:span text:style-name="T13">τον αριθμό του</text:span><text:span text:style-name="T7"> επόμενο</text:span><text:span text:style-name="T13">υ</text:span><text:span text:style-name="T7"> block που αντιστοιχεί στο ίδιο hash value (αν υπάρχει, </text:span><text:span text:style-name="T14">αλλιώς -1</text:span><text:span text:style-name="T7">) &lt;</text:span><text:span text:style-name="T13">int</text:span><text:span text:style-name="T7">&gt;. </text:span><text:span text:style-name="T23">Τα SHT blocks ακολουθούν ακριβώς την ίδια λογική, μόνο που αποθηκεύουν Secondary Records, αντί για Records.</text:span></text:p>
        </text:list-item>
      </text:list>
      <text:p text:style-name="P33"><text:span text:style-name="T23"/></text:p>
      <text:p text:style-name="P39"><text:span text:style-name="T23">Δ</text:span><text:span text:style-name="T4">ιορθώθηκε το λάθος που μας είχε ξεφύγει στην 1η εργασία.</text:span></text:p>
      <text:list xml:id="list192648359253592" text:continue-numbering="true" text:style-name="L2">
        <text:list-header>
          <text:p text:style-name="P20"/>
        </text:list-header>
      </text:list>
      <text:p text:style-name="P6"/>
      <text:p text:style-name="P5"/>
      <text:p text:style-name="P7"><text:span text:style-name="T50">Νέα α</text:span>ρχεία:</text:p>
      <text:list xml:id="list3388674416" text:style-name="L3">
        <text:list-item>
          <text:p text:style-name="P31"><text:span text:style-name="T32">main_</text:span><text:span text:style-name="T33">S</text:span><text:span text:style-name="T32">H</text:span><text:span text:style-name="T34">Τ</text:span><text:span text:style-name="T32">:</text:span><text:span text:style-name="T16"> </text:span><text:span text:style-name="T19">Αποτελεί main ελέγχου των συναρτήσεων του </text:span><text:span text:style-name="T24">S</text:span><text:span text:style-name="T19">H</text:span><text:span text:style-name="T25">Τ.</text:span><text:span text:style-name="T19"> </text:span><text:span text:style-name="T27">Δέχεται είτε σαν όρισμα είτε</text:span><text:span text:style-name="T26"> από το χρήστη το input file του αρχείου με records που θα διαβαστεί. Διαβάζει όλες τις εγγραφές του και τις εισάγει σε </text:span><text:span text:style-name="T27">HT και SHT files ταυτόχρονα</text:span><text:span text:style-name="T26">. <text:s/>Ψάχνει μία εγγραφή </text:span><text:span text:style-name="T28">με primary key στα HT files και μία με secondary key στα SHT files</text:span><text:span text:style-name="T26">. Τέλος, κλείνει όλα τα ανοιχτά αρχεία και διαγράφει όλη τη μνήμη που δεσμεύτηκε.</text:span></text:p>
          <text:p text:style-name="P28"/>
        </text:list-item>
        <text:list-item>
          <text:p text:style-name="P35"><text:soft-page-break/><text:span text:style-name="T45">S</text:span><text:span text:style-name="T43">H</text:span><text:span text:style-name="T44">Τ</text:span><text:span text:style-name="T43">:</text:span><text:span text:style-name="T37"> Περιλαμβάνει όλες τις ζητούμενες συναρτήσεις, με υλοποιήσεις σύμφωνα με τις προδιαγραφές της εκφώνησης.</text:span></text:p>
          <text:p text:style-name="P26"/>
        </text:list-item>
        <text:list-item>
          <text:p text:style-name="P32"><text:span text:style-name="T29">S</text:span><text:span text:style-name="T30">H</text:span><text:span text:style-name="T31">t</text:span><text:span text:style-name="T30">List:</text:span><text:span text:style-name="T19"> Αποτελεί μία λίστα από </text:span><text:span text:style-name="T20">S</text:span><text:span text:style-name="T19">H</text:span><text:span text:style-name="T21">T</text:span><text:span text:style-name="T19">_info *. Χρησιμοποιείται από τη main για την αποθήκευση όλων των αρχείων </text:span><text:span text:style-name="T20">sht</text:span><text:span text:style-name="T19"> που δημιουργούνται και ανοίγονται.</text:span></text:p>
          <text:p text:style-name="P26"/>
        </text:list-item>
        <text:list-item>
          <text:p text:style-name="P22"><text:span text:style-name="T3">Secondary</text:span><text:span text:style-name="T39">Record.h, </text:span><text:span text:style-name="T3">S</text:span><text:span text:style-name="T39">HT_info.h:</text:span><text:span text:style-name="T2"> Περιλαμβάνουν τα structs των στοιχείων αυτών, όπως ακριβώς περιγράφονται στην εκφώνηση.</text:span></text:p>
        </text:list-item>
      </text:list>
      <text:p text:style-name="P13"/>
      <text:p text:style-name="P13"/>
      <text:p text:style-name="P8">Αρχεία <text:span text:style-name="T50">από την 1η εργασία</text:span>:</text:p>
      <text:p text:style-name="P13"/>
      <text:list xml:id="list192649961147825" text:continue-numbering="true" text:style-name="L3">
        <text:list-item>
          <text:p text:style-name="P36"><text:span text:style-name="T43">H</text:span><text:span text:style-name="T44">Τ</text:span><text:span text:style-name="T43">:</text:span><text:span text:style-name="T37"> Περιλαμβάνει όλες τις ζητούμενες συναρτήσεις, με υλοποιήσεις σύμφωνα με τις προδιαγραφές της εκφώνησης.</text:span></text:p>
          <text:p text:style-name="P27"/>
        </text:list-item>
        <text:list-item>
          <text:p text:style-name="P38"><text:span text:style-name="T43">H</text:span><text:span text:style-name="T44">t</text:span><text:span text:style-name="T43">List:</text:span><text:span text:style-name="T37"> Αποτελεί μία λίστα από H</text:span><text:span text:style-name="T40">T</text:span><text:span text:style-name="T37">_info *. Χρησιμοποιείται από τη main για την αποθήκευση όλων των αρχείων </text:span><text:span text:style-name="T42">ht </text:span><text:span text:style-name="T37">που δημιουργούνται και ανοίγονται.</text:span></text:p>
          <text:p text:style-name="P21"/>
        </text:list-item>
        <text:list-item>
          <text:p text:style-name="P37"><text:span text:style-name="T36">utilites</text:span><text:span text:style-name="T35">:</text:span><text:span text:style-name="T38"> </text:span><text:span text:style-name="T41">Περιέχει μία συνάρτηση, η οποία δημιουργεί ένα Record από μία γραμμή του αρχείου με τις εγγραφές που διαβάζεται.</text:span></text:p>
          <text:p text:style-name="P27"/>
        </text:list-item>
        <text:list-item>
          <text:p text:style-name="P23">Record.h, HT_info.h, HP_info.h:<text:span text:style-name="T1"> Περιλαμβάνουν τα structs των στοιχείων αυτών, όπως ακριβώς περιγράφονται στην εκφώνηση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4T02:06:42.509276511</meta:creation-date>
    <meta:generator>LibreOffice/6.4.6.2$Linux_X86_64 LibreOffice_project/40$Build-2</meta:generator>
    <dc:date>2021-01-20T19:26:48.005923563</dc:date>
    <meta:editing-duration>PT11H42M44S</meta:editing-duration>
    <meta:editing-cycles>36</meta:editing-cycles>
    <meta:document-statistic meta:table-count="0" meta:image-count="0" meta:object-count="0" meta:page-count="2" meta:paragraph-count="36" meta:word-count="448" meta:character-count="2803" meta:non-whitespace-character-count="2401"/>
  </office:meta>
</office:document-meta>
</file>